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style:font-name="Liberation Serif" officeooo:paragraph-rsid="0016fb5d"/>
    </style:style>
    <style:style style:name="P2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8a5ed" officeooo:paragraph-rsid="0018a5ed"/>
    </style:style>
    <style:style style:name="P3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8f00e" officeooo:paragraph-rsid="0018f00e"/>
    </style:style>
    <style:style style:name="P4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e9e0f" officeooo:paragraph-rsid="001e9e0f"/>
    </style:style>
    <style:style style:name="P5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ae928" officeooo:paragraph-rsid="001ae928"/>
    </style:style>
    <style:style style:name="P6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9b1ad" officeooo:paragraph-rsid="0019b1ad"/>
    </style:style>
    <style:style style:name="P7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20a2e5" officeooo:paragraph-rsid="0020a2e5"/>
    </style:style>
    <style:style style:name="T1" style:family="text">
      <style:text-properties officeooo:rsid="0016fb5d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officeooo:rsid="0016fb5d"/>
    </style:style>
    <style:style style:name="T4" style:family="text">
      <style:text-properties officeooo:rsid="0019b1a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romaticracked <text:span text:style-name="T1">ideasdoc</text:span></text:p>
      <text:list text:style-name="L1">
        <text:list-item>
          <text:p text:style-name="P1"><text:span text:style-name="T1">Rename the Ender Dragon to “</text:span><text:span text:style-name="T2">Gribgke, Scourge of the End” </text:span><text:span text:style-name="T3">via both Minetweaker and a resourcepack</text:span></text:p>
        </text:list-item>
        <text:list-item>
          <text:p text:style-name="P2">Retexture, rerecipe and altogether change Modular Powersuits to be Chromaticraft armour using Luablock, Contenttweaker and Craftweaker</text:p>
        </text:list-item>
        <text:list-item>
          <text:p text:style-name="P3">Retheme RF to Resonant Flux, a magical fluidic energy</text:p>
        </text:list-item>
        <text:list-item>
          <text:p text:style-name="P4">Remove almost everything from Draconic Evolution except the power crystals</text:p>
        </text:list-item>
        <text:list-item>
          <text:p text:style-name="P5">Retheme AE2 to be more magical</text:p>
        </text:list-item>
        <text:list-item>
          <text:p text:style-name="P3">Add a ChC recipe for the Flux Crystal – Resonanting Powder?</text:p>
        </text:list-item>
        <text:list-item>
          <text:p text:style-name="P3">MFR and Buildcraft – potentially retheme to magical?</text:p>
        </text:list-item>
        <text:list-item>
          <text:p text:style-name="P3">TARDIS – Requires warp glass, <text:span text:style-name="T4">try to see if a custom multiblock mod is possible</text:span></text:p>
          <text:list>
            <text:list-item>
              <text:p text:style-name="P6">The anti materialization block may be gotten earlier, perhaps with explosion shield or guardian stone</text:p>
            </text:list-item>
            <text:list-item>
              <text:p text:style-name="P6">Conversely, the landing pad should require a world rift</text:p>
            </text:list-item>
          </text:list>
        </text:list-item>
        <text:list-item>
          <text:p text:style-name="P7">Unfuck Clockwork Phase’s tex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00:24:49.663775000</meta:creation-date>
    <dc:date>2026-03-15T02:53:17.417285000</dc:date>
    <meta:editing-duration>PT10H24M5S</meta:editing-duration>
    <meta:editing-cycles>6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2" meta:word-count="129" meta:character-count="801" meta:non-whitespace-character-count="692"/>
  </office:meta>
</office:document-meta>
</file>